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e13e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officeooo:rsid="001af848" officeooo:paragraph-rsid="001af848" style:font-size-asian="16pt" style:font-weight-asian="bold" style:font-size-complex="16pt" style:font-weight-complex="bold"/>
    </style:style>
    <style:style style:name="P3" style:family="paragraph" style:parent-style-name="Standard">
      <style:text-properties fo:font-weight="normal" officeooo:rsid="00232615" officeooo:paragraph-rsid="00232615" style:font-weight-asian="normal" style:font-weight-complex="normal"/>
    </style:style>
    <style:style style:name="P4" style:family="paragraph" style:parent-style-name="Standard">
      <style:text-properties fo:font-weight="normal" officeooo:rsid="00232615" officeooo:paragraph-rsid="0024e228" style:font-weight-asian="normal" style:font-weight-complex="normal"/>
    </style:style>
    <style:style style:name="P5" style:family="paragraph" style:parent-style-name="Standard">
      <style:text-properties fo:font-weight="normal" officeooo:rsid="00232615" officeooo:paragraph-rsid="0026c71f" style:font-weight-asian="normal" style:font-weight-complex="normal"/>
    </style:style>
    <style:style style:name="P6" style:family="paragraph" style:parent-style-name="Standard">
      <style:text-properties fo:font-weight="normal" officeooo:rsid="00232615" officeooo:paragraph-rsid="002c7a76" style:font-weight-asian="normal" style:font-weight-complex="normal"/>
    </style:style>
    <style:style style:name="P7" style:family="paragraph" style:parent-style-name="Standard">
      <style:text-properties fo:font-weight="normal" officeooo:rsid="00299abf" officeooo:paragraph-rsid="002c7a76" style:font-weight-asian="normal" style:font-weight-complex="normal"/>
    </style:style>
    <style:style style:name="P8" style:family="paragraph" style:parent-style-name="Standard">
      <style:text-properties fo:font-size="18pt" fo:font-weight="bold" officeooo:rsid="00232615" officeooo:paragraph-rsid="00232615" style:font-size-asian="18pt" style:font-weight-asian="bold" style:font-size-complex="18pt" style:font-weight-complex="bold"/>
    </style:style>
    <style:style style:name="P9" style:family="paragraph" style:parent-style-name="Standard">
      <style:text-properties fo:font-size="18pt" fo:font-weight="bold" officeooo:rsid="00232615" officeooo:paragraph-rsid="0026c71f" style:font-size-asian="18pt" style:font-weight-asian="bold" style:font-size-complex="18pt" style:font-weight-complex="bold"/>
    </style:style>
    <style:style style:name="P10" style:family="paragraph" style:parent-style-name="Standard">
      <style:text-properties fo:font-size="18pt" fo:font-weight="bold" officeooo:rsid="00232615" officeooo:paragraph-rsid="0024e228" style:font-size-asian="18pt" style:font-weight-asian="bold" style:font-size-complex="18pt" style:font-weight-complex="bold"/>
    </style:style>
    <style:style style:name="T1" style:family="text">
      <style:text-properties officeooo:rsid="0026c71f"/>
    </style:style>
    <style:style style:name="T2" style:family="text">
      <style:text-properties officeooo:rsid="002c7a76"/>
    </style:style>
    <style:style style:name="T3" style:family="text">
      <style:text-properties officeooo:rsid="002d61c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onfiguration routeurs running config</text:p>
      <text:p text:style-name="P1"/>
      <text:p text:style-name="P8">Routeur 4 : </text:p>
      <text:p text:style-name="P8"/>
      <text:p text:style-name="P3">Current configuration : 1157 bytes</text:p>
      <text:p text:style-name="P3">!</text:p>
      <text:p text:style-name="P3">version 12.4</text:p>
      <text:p text:style-name="P3">service timestamps debug datetime msec</text:p>
      <text:p text:style-name="P3">service timestamps log datetime msec</text:p>
      <text:p text:style-name="P3">no service password-encryption</text:p>
      <text:p text:style-name="P3">!</text:p>
      <text:p text:style-name="P3">hostname Routeur<text:span text:style-name="T3">4</text:span></text:p>
      <text:p text:style-name="P3">!</text:p>
      <text:p text:style-name="P3">boot-start-marker</text:p>
      <text:p text:style-name="P3">boot-end-marker</text:p>
      <text:p text:style-name="P3">!</text:p>
      <text:p text:style-name="P3">!</text:p>
      <text:p text:style-name="P3">no aaa new-model</text:p>
      <text:p text:style-name="P3">!</text:p>
      <text:p text:style-name="P3">resource policy</text:p>
      <text:p text:style-name="P3">!</text:p>
      <text:p text:style-name="P3">memory-size iomem 20</text:p>
      <text:p text:style-name="P3">mmi polling-interval 60</text:p>
      <text:p text:style-name="P3">no mmi auto-configure</text:p>
      <text:p text:style-name="P3">no mmi pvc</text:p>
      <text:p text:style-name="P3">mmi snmp-timeout 180</text:p>
      <text:p text:style-name="P3">ip subnet-zero</text:p>
      <text:p text:style-name="P3">ip cef <text:s text:c="3"/></text:p>
      <text:p text:style-name="P3">!</text:p>
      <text:p text:style-name="P3">!</text:p>
      <text:p text:style-name="P3">no ip dhcp use vrf connected</text:p>
      <text:p text:style-name="P3">ip dhcp excluded-address 172.<text:span text:style-name="T2">31</text:span>.0.1 172.<text:span text:style-name="T2">31</text:span>.0.50</text:p>
      <text:p text:style-name="P3">ip dhcp excluded-address 172.<text:span text:style-name="T2">31</text:span>.0.200 172.<text:span text:style-name="T2">31</text:span>.0.254</text:p>
      <text:p text:style-name="P3">!</text:p>
      <text:p text:style-name="P3">ip dhcp pool ACCES_<text:span text:style-name="T2">REFUSE</text:span></text:p>
      <text:p text:style-name="P3"><text:s text:c="3"/>network 172.<text:span text:style-name="T2">31</text:span>.0.0 255.255.255.0</text:p>
      <text:p text:style-name="P3"><text:s text:c="3"/>default-router 172.<text:span text:style-name="T2">31</text:span>.0.1 </text:p>
      <text:p text:style-name="P3"><text:s text:c="3"/>dns-server 8.8.8.8 </text:p>
      <text:p text:style-name="P3">!</text:p>
      <text:p text:style-name="P3">!</text:p>
      <text:p text:style-name="P3">!</text:p>
      <text:p text:style-name="P3">!</text:p>
      <text:p text:style-name="P3">!</text:p>
      <text:p text:style-name="P3">!</text:p>
      <text:p text:style-name="P6">interface FastEthernet0/0</text:p>
      <text:p text:style-name="P6"><text:s/>ip address 172.31.0.1 255.255.255.0</text:p>
      <text:p text:style-name="P6"><text:s/>duplex auto</text:p>
      <text:p text:style-name="P6"><text:s/>speed auto</text:p>
      <text:p text:style-name="P6">!</text:p>
      <text:p text:style-name="P6">interface FastEthernet0/1</text:p>
      <text:p text:style-name="P6"><text:s/>no ip address</text:p>
      <text:p text:style-name="P6"><text:soft-page-break/><text:s/>shutdown</text:p>
      <text:p text:style-name="P6"><text:s/>duplex auto</text:p>
      <text:p text:style-name="P6"><text:s/>speed auto</text:p>
      <text:p text:style-name="P6">!</text:p>
      <text:p text:style-name="P6">interface Serial0/1/0</text:p>
      <text:p text:style-name="P6"><text:s/>ip address 14.0.0.1 255.255.255.252</text:p>
      <text:p text:style-name="P6"><text:s/>no fair-queue</text:p>
      <text:p text:style-name="P6">!</text:p>
      <text:p text:style-name="P6">interface Serial0/1/1</text:p>
      <text:p text:style-name="P6"><text:s/>ip address 13.0.0.2 255.255.255.252</text:p>
      <text:p text:style-name="P6">!</text:p>
      <text:p text:style-name="P6">router rip</text:p>
      <text:p text:style-name="P7"><text:s text:c="3"/>version 2</text:p>
      <text:p text:style-name="P6"><text:s text:c="3"/>network 13.0.0.0</text:p>
      <text:p text:style-name="P6"><text:s text:c="3"/>network 14.0.0.0</text:p>
      <text:p text:style-name="P6"><text:s text:c="3"/>network 172.31.0.0</text:p>
      <text:p text:style-name="P3"><text:s/>no auto-summary</text:p>
      <text:p text:style-name="P3">!</text:p>
      <text:p text:style-name="P3">ip classless</text:p>
      <text:p text:style-name="P3">ip route 0.0.0.0 0.0.0.0 10.3.2.2</text:p>
      <text:p text:style-name="P3">!</text:p>
      <text:p text:style-name="P3">ip http server</text:p>
      <text:p text:style-name="P3">! <text:s text:c="8"/></text:p>
      <text:p text:style-name="P3">!</text:p>
      <text:p text:style-name="P3">control-plane</text:p>
      <text:p text:style-name="P3">!</text:p>
      <text:p text:style-name="P3">!</text:p>
      <text:p text:style-name="P3">line con 0</text:p>
      <text:p text:style-name="P3">line aux 0</text:p>
      <text:p text:style-name="P3">line vty 0 4</text:p>
      <text:p text:style-name="P3"><text:s/>login</text:p>
      <text:p text:style-name="P3">!</text:p>
      <text:p text:style-name="P3">end</text:p>
      <text:p text:style-name="P3"/>
      <text:p text:style-name="P3"/>
      <text:p text:style-name="P3"/>
      <text:p text:style-name="P9">Routeur <text:span text:style-name="T1">5</text:span>: </text:p>
      <text:p text:style-name="P9"/>
      <text:p text:style-name="P5">Current configuration : 1157 bytes</text:p>
      <text:p text:style-name="P5">!</text:p>
      <text:p text:style-name="P5">version 12.4</text:p>
      <text:p text:style-name="P5">service timestamps debug datetime msec</text:p>
      <text:p text:style-name="P5">service timestamps log datetime msec</text:p>
      <text:p text:style-name="P5">no service password-encryption</text:p>
      <text:p text:style-name="P5">!</text:p>
      <text:p text:style-name="P5">hostname Routeur5</text:p>
      <text:p text:style-name="P5">!</text:p>
      <text:p text:style-name="P5">boot-start-marker</text:p>
      <text:p text:style-name="P5">boot-end-marker</text:p>
      <text:p text:style-name="P5">!</text:p>
      <text:p text:style-name="P5">!</text:p>
      <text:p text:style-name="P5"><text:soft-page-break/>no aaa new-model</text:p>
      <text:p text:style-name="P5">!</text:p>
      <text:p text:style-name="P5">resource policy</text:p>
      <text:p text:style-name="P5">!</text:p>
      <text:p text:style-name="P5">memory-size iomem 20</text:p>
      <text:p text:style-name="P5">mmi polling-interval 60</text:p>
      <text:p text:style-name="P5">no mmi auto-configure</text:p>
      <text:p text:style-name="P5">no mmi pvc</text:p>
      <text:p text:style-name="P5">mmi snmp-timeout 180</text:p>
      <text:p text:style-name="P5">ip subnet-zero</text:p>
      <text:p text:style-name="P5">ip cef <text:s text:c="3"/></text:p>
      <text:p text:style-name="P5">!</text:p>
      <text:p text:style-name="P5">!</text:p>
      <text:p text:style-name="P5">no ip dhcp use vrf connected</text:p>
      <text:p text:style-name="P5">ip dhcp excluded-address 172.16.0.1 172.16.0.50</text:p>
      <text:p text:style-name="P5">ip dhcp excluded-address 172.16.0.200 172.16.0.254</text:p>
      <text:p text:style-name="P5">!</text:p>
      <text:p text:style-name="P5">ip dhcp pool ACCES_AUTORISE</text:p>
      <text:p text:style-name="P5"><text:s text:c="3"/>network 172.16.0.0 255.255.255.0</text:p>
      <text:p text:style-name="P5"><text:s text:c="3"/>default-router 172.16.0.1 </text:p>
      <text:p text:style-name="P5"><text:s text:c="3"/>dns-server 8.8.8.8 </text:p>
      <text:p text:style-name="P5">!</text:p>
      <text:p text:style-name="P5">!</text:p>
      <text:p text:style-name="P5">!</text:p>
      <text:p text:style-name="P5">!</text:p>
      <text:p text:style-name="P5">!</text:p>
      <text:p text:style-name="P5">!</text:p>
      <text:p text:style-name="P5">interface FastEthernet0/0</text:p>
      <text:p text:style-name="P5"><text:s/>ip address 172.16.0.1 255.255.255.0</text:p>
      <text:p text:style-name="P5"><text:s/>duplex auto</text:p>
      <text:p text:style-name="P5"><text:s/>speed auto</text:p>
      <text:p text:style-name="P5">!</text:p>
      <text:p text:style-name="P5">interface FastEthernet0/1</text:p>
      <text:p text:style-name="P5"><text:s/>no ip address</text:p>
      <text:p text:style-name="P5"><text:s/>shutdown </text:p>
      <text:p text:style-name="P5"><text:s/>duplex auto</text:p>
      <text:p text:style-name="P5"><text:s/>speed auto</text:p>
      <text:p text:style-name="P5">!</text:p>
      <text:p text:style-name="P5">interface Serial0/1/0</text:p>
      <text:p text:style-name="P5"><text:s/>ip address 13.0.0.1 255.255.255.252</text:p>
      <text:p text:style-name="P5"><text:s/>no fair-queue</text:p>
      <text:p text:style-name="P5"><text:s/>clockrate 56000</text:p>
      <text:p text:style-name="P5">!</text:p>
      <text:p text:style-name="P5">interface Serial0/1/1</text:p>
      <text:p text:style-name="P5"><text:s/>ip address 12.0.0.2 255.255.255.252</text:p>
      <text:p text:style-name="P5">!</text:p>
      <text:p text:style-name="P5">router rip</text:p>
      <text:p text:style-name="P5"><text:s/>version 2</text:p>
      <text:p text:style-name="P5"><text:s/>network 12.0.0.0</text:p>
      <text:p text:style-name="P5"><text:s/>network 13.0.0.0</text:p>
      <text:p text:style-name="P5"><text:s/>network 172.16.0.0</text:p>
      <text:p text:style-name="P5"><text:s/>no auto-summary</text:p>
      <text:p text:style-name="P5"><text:soft-page-break/>!</text:p>
      <text:p text:style-name="P5">ip classless</text:p>
      <text:p text:style-name="P5">ip route 0.0.0.0 0.0.0.0 10.3.2.2</text:p>
      <text:p text:style-name="P5">!</text:p>
      <text:p text:style-name="P5">ip http server</text:p>
      <text:p text:style-name="P5">! <text:s text:c="8"/></text:p>
      <text:p text:style-name="P5">!</text:p>
      <text:p text:style-name="P5">control-plane</text:p>
      <text:p text:style-name="P5">!</text:p>
      <text:p text:style-name="P5">!</text:p>
      <text:p text:style-name="P5">line con 0</text:p>
      <text:p text:style-name="P5">line aux 0</text:p>
      <text:p text:style-name="P5">line vty 0 4</text:p>
      <text:p text:style-name="P5"><text:s/>login</text:p>
      <text:p text:style-name="P5">!</text:p>
      <text:p text:style-name="P5">end</text:p>
      <text:p text:style-name="P5"/>
      <text:p text:style-name="P5"/>
      <text:p text:style-name="P10">Routeur <text:span text:style-name="T1">6</text:span>: </text:p>
      <text:p text:style-name="P10"/>
      <text:p text:style-name="P4">Current configuration : 1116 bytes</text:p>
      <text:p text:style-name="P4">!</text:p>
      <text:p text:style-name="P4">version 12.4</text:p>
      <text:p text:style-name="P4">service timestamps debug datetime msec</text:p>
      <text:p text:style-name="P4">service timestamps log datetime msec</text:p>
      <text:p text:style-name="P4">no service password-encryption</text:p>
      <text:p text:style-name="P4">!</text:p>
      <text:p text:style-name="P4">hostname Routeur6</text:p>
      <text:p text:style-name="P4">!</text:p>
      <text:p text:style-name="P4">boot-start-marker</text:p>
      <text:p text:style-name="P4">boot-end-marker</text:p>
      <text:p text:style-name="P4">!</text:p>
      <text:p text:style-name="P4">!</text:p>
      <text:p text:style-name="P4">no aaa new-model</text:p>
      <text:p text:style-name="P4">!</text:p>
      <text:p text:style-name="P4">resource policy</text:p>
      <text:p text:style-name="P4">!</text:p>
      <text:p text:style-name="P4">mmi polling-interval 60</text:p>
      <text:p text:style-name="P4">no mmi auto-configure</text:p>
      <text:p text:style-name="P4">no mmi pvc</text:p>
      <text:p text:style-name="P4">mmi snmp-timeout 180</text:p>
      <text:p text:style-name="P4">ip subnet-zero</text:p>
      <text:p text:style-name="P4">ip cef <text:s text:c="3"/></text:p>
      <text:p text:style-name="P4">! <text:s text:c="8"/></text:p>
      <text:p text:style-name="P4">!</text:p>
      <text:p text:style-name="P4">no ip dhcp use vrf connected</text:p>
      <text:p text:style-name="P4">!</text:p>
      <text:p text:style-name="P4">!</text:p>
      <text:p text:style-name="P4">!</text:p>
      <text:p text:style-name="P4">!</text:p>
      <text:p text:style-name="P4">!</text:p>
      <text:p text:style-name="P4"><text:soft-page-break/>!</text:p>
      <text:p text:style-name="P4">interface FastEthernet0/0</text:p>
      <text:p text:style-name="P4"><text:s/>ip address 10.3.2.2 255.255.254.0</text:p>
      <text:p text:style-name="P4"><text:s/>ip nat outside</text:p>
      <text:p text:style-name="P4"><text:s/>duplex auto</text:p>
      <text:p text:style-name="P4"><text:s/>speed auto</text:p>
      <text:p text:style-name="P4">!</text:p>
      <text:p text:style-name="P4">interface FastEthernet0/1</text:p>
      <text:p text:style-name="P4"><text:s/>no ip address</text:p>
      <text:p text:style-name="P4"><text:s/>shutdown</text:p>
      <text:p text:style-name="P4"><text:s/>duplex auto</text:p>
      <text:p text:style-name="P4"><text:s/>speed auto</text:p>
      <text:p text:style-name="P4">!</text:p>
      <text:p text:style-name="P4">interface Serial0/1/0</text:p>
      <text:p text:style-name="P4"><text:s/>ip address 12.0.0.1 255.255.255.252</text:p>
      <text:p text:style-name="P4"><text:s/>ip nat inside</text:p>
      <text:p text:style-name="P4"><text:s/>clockrate 56000</text:p>
      <text:p text:style-name="P4">!</text:p>
      <text:p text:style-name="P4">interface Serial0/1/1</text:p>
      <text:p text:style-name="P4"><text:s/>ip address 14.0.0.2 255.255.255.252</text:p>
      <text:p text:style-name="P4"><text:s/>ip nat inside</text:p>
      <text:p text:style-name="P4"><text:s/>clockrate 125000</text:p>
      <text:p text:style-name="P4">!</text:p>
      <text:p text:style-name="P4">router rip</text:p>
      <text:p text:style-name="P4"><text:s/>version 2</text:p>
      <text:p text:style-name="P4"><text:s/>network 10.0.0.0</text:p>
      <text:p text:style-name="P4"><text:s/>network 12.0.0.0</text:p>
      <text:p text:style-name="P4"><text:s/>network 14.0.0.0</text:p>
      <text:p text:style-name="P4"><text:s/>no auto-summary</text:p>
      <text:p text:style-name="P4">!</text:p>
      <text:p text:style-name="P4">ip classless</text:p>
      <text:p text:style-name="P4">ip route 0.0.0.0 0.0.0.0 10.3.2.1</text:p>
      <text:p text:style-name="P4">!</text:p>
      <text:p text:style-name="P4">ip http server</text:p>
      <text:p text:style-name="P4">ip nat inside source list PAT interface FastEthernet0/0 overload</text:p>
      <text:p text:style-name="P4">!</text:p>
      <text:p text:style-name="P4">ip access-list standard PAT</text:p>
      <text:p text:style-name="P4"><text:s/>permit 172.16.0.0 0.0.0.255</text:p>
      <text:p text:style-name="P4"><text:s/>permit 172.31.0.0 0.0.0.255</text:p>
      <text:p text:style-name="P4">!</text:p>
      <text:p text:style-name="P4">!</text:p>
      <text:p text:style-name="P4">control-plane</text:p>
      <text:p text:style-name="P4">!</text:p>
      <text:p text:style-name="P4">!</text:p>
      <text:p text:style-name="P4">line con 0</text:p>
      <text:p text:style-name="P4">line aux 0</text:p>
      <text:p text:style-name="P4">line vty 0 4</text:p>
      <text:p text:style-name="P4"><text:s/>login</text:p>
      <text:p text:style-name="P4">!</text:p>
      <text:p text:style-name="P4">en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8T17:10:56.774337969</meta:creation-date>
    <dc:date>2019-04-29T15:55:50.441406245</dc:date>
    <meta:editing-duration>PT6H1M48S</meta:editing-duration>
    <meta:editing-cycles>7</meta:editing-cycles>
    <meta:generator>LibreOffice/6.0.7.3$Linux_X86_64 LibreOffice_project/00m0$Build-3</meta:generator>
    <meta:document-statistic meta:table-count="0" meta:image-count="0" meta:object-count="0" meta:page-count="5" meta:paragraph-count="246" meta:word-count="532" meta:character-count="3390" meta:non-whitespace-character-count="2976"/>
  </office:meta>
</office:document-meta>
</file>